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0.4cm"/>
    </style:style>
    <style:style style:name="gr3" style:family="graphic" style:parent-style-name="standard">
      <style:graphic-properties draw:stroke="none" svg:stroke-color="#000000" draw:fill="none" draw:fill-color="#ffffff" fo:min-height="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2" draw:id="id2" draw:layer="layout" draw:type="line" svg:x1="1cm" svg:y1="1cm" svg:x2="1cm" svg:y2="19.973cm" svg:d="M1000 1000v18973" svg:viewBox="0 0 1 18974">
          <text:p/>
        </draw:connector>
        <draw:connector draw:style-name="gr1" draw:text-style-name="P1" xml:id="id1" draw:id="id1" draw:layer="layout" draw:type="line" svg:x1="28.717cm" svg:y1="1.032cm" svg:x2="28.684cm" svg:y2="20.005cm" svg:d="M28717 1032l-33 18973" svg:viewBox="0 0 34 18974">
          <text:p/>
        </draw:connector>
        <draw:connector draw:style-name="gr1" draw:text-style-name="P1" draw:layer="layout" draw:type="line" svg:x1="28.684cm" svg:y1="20.005cm" svg:x2="5.033cm" svg:y2="20.037cm" draw:start-shape="id1" draw:start-glue-point="3" svg:d="M28684 20005l-23651 32" svg:viewBox="0 0 23652 33">
          <text:p/>
        </draw:connector>
        <draw:connector draw:style-name="gr1" draw:text-style-name="P1" draw:layer="layout" draw:type="line" svg:x1="1cm" svg:y1="19.973cm" svg:x2="2.839cm" svg:y2="20.005cm" draw:start-shape="id2" draw:start-glue-point="3" svg:d="M1000 19973l1839 32" svg:viewBox="0 0 1840 33">
          <text:p/>
        </draw:connector>
        <draw:connector draw:style-name="gr1" draw:text-style-name="P1" draw:layer="layout" draw:type="line" svg:x1="2.868cm" svg:y1="20.961cm" svg:x2="2.9cm" svg:y2="18.8cm" svg:d="M2868 20961l32-2161" svg:viewBox="0 0 33 2162">
          <text:p/>
        </draw:connector>
        <draw:connector draw:style-name="gr1" draw:text-style-name="P1" draw:layer="layout" draw:type="line" svg:x1="5.033cm" svg:y1="20.941cm" svg:x2="5.033cm" svg:y2="18.779cm" svg:d="M5033 20941v-2162" svg:viewBox="0 0 1 2163">
          <text:p/>
        </draw:connector>
        <draw:custom-shape draw:style-name="gr2" draw:text-style-name="P1" draw:layer="layout" svg:width="0.9cm" svg:height="1.2cm" svg:x="8.2cm" svg:y="18.8cm">
          <text:p text:style-name="P1">0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2cm" svg:x="8.2cm" svg:y="17.6cm">
          <text:p text:style-name="P1">02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2.5cm" svg:height="4.25cm" svg:x="8.1cm" svg:y="6.9cm">
          <draw:text-box>
            <text:p><text:span text:style-name="T1"><text:s text:c="5"/></text:span></text:p>
            <text:p><text:span text:style-name="T1"><text:s text:c="3"/></text:span><text:span text:style-name="T1">Ordenança</text:span></text:p>
          </draw:text-box>
        </draw:frame>
        <draw:frame draw:style-name="gr4" draw:layer="layout" svg:width="0.68cm" svg:height="0.962cm" svg:x="9.9cm" svg:y="9.7cm">
          <draw:text-box>
            <text:p><text:s/></text:p>
          </draw:text-box>
        </draw:frame>
        <draw:connector draw:style-name="gr1" draw:text-style-name="P1" draw:layer="layout" draw:type="lines" svg:x1="1cm" svg:y1="1cm" svg:x2="4.001cm" svg:y2="1cm" draw:start-shape="id2" draw:start-glue-point="2" svg:d="M1000 1000h501 2500" svg:viewBox="0 0 3002 1">
          <text:p/>
        </draw:connector>
        <draw:connector draw:style-name="gr1" draw:text-style-name="P1" draw:layer="layout" draw:type="line" svg:x1="28.717cm" svg:y1="1.032cm" svg:x2="6.485cm" svg:y2="1.032cm" draw:start-shape="id1" draw:start-glue-point="2" svg:d="M28717 1032h-22232" svg:viewBox="0 0 22233 1">
          <text:p/>
        </draw:connector>
        <draw:connector draw:style-name="gr1" draw:text-style-name="P1" draw:layer="layout" draw:type="line" svg:x1="4.033cm" svg:y1="1.904cm" svg:x2="4.001cm" svg:y2="0.064cm" svg:d="M4033 1904l-32-1840" svg:viewBox="0 0 33 1841">
          <text:p/>
        </draw:connector>
        <draw:connector draw:style-name="gr1" draw:text-style-name="P1" draw:layer="layout" draw:type="line" svg:x1="6.421cm" svg:y1="1.968cm" svg:x2="6.453cm" svg:y2="0.064cm" svg:d="M6421 1968l32-1904" svg:viewBox="0 0 33 19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D Canto</meta:initial-creator>
    <meta:creation-date>2016-07-04T09:25:29.681159402</meta:creation-date>
    <dc:date>2016-07-04T10:04:59.408896258</dc:date>
    <dc:creator>SD Canto</dc:creator>
    <meta:editing-duration>PT22M55S</meta:editing-duration>
    <meta:editing-cycles>3</meta:editing-cycles>
    <meta:generator>LibreOffice/4.2.8.2$Linux_x86 LibreOffice_project/420m0$Build-2</meta:generator>
    <meta:document-statistic meta:object-count="14"/>
  </office:meta>
</office:document-meta>
</file>